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 text:style-name="P1">コア</text:p>
            <text:p text:style-name="P1"/>
            <text:p text:style-name="P1">先週やったこと</text:p>
            <text:p text:style-name="P1"><text:s/>- レイテンシを可変にする</text:p>
            <text:p text:style-name="P1"><text:s/>- FPU組み込み</text:p>
            <text:p text:style-name="P1"><text:s/>- CPI : 基本 4, addf/subf/mulf 7, divf/sqrt 11</text:p>
            <text:p text:style-name="P1"/>
            <text:p text:style-name="P1">今週やること</text:p>
            <text:p text:style-name="P1"><text:s/>- 2<text:span text:style-name="T1">nd</text:span> Architectureを考えてコアを対応させる</text:p>
            <text:p text:style-name="P1"/>
            <text:p text:style-name="P1">めも</text:p>
            <text:p text:style-name="P1"><text:s/>- 画像をgitの1st_pictにあげたのでスライドにどうぞ</text:p>
            <text:p text:style-name="P1"><text:s/>- 現在のタイムは153.470197sec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1-19T20:11:00</meta:creation-date>
    <meta:editing-duration>PT5M35S</meta:editing-duration>
    <meta:editing-cycles>2</meta:editing-cycles>
    <dc:date>2012-11-19T20:16:32</dc:date>
    <dc:creator>Koko MUROYA</dc:creator>
    <meta:document-statistic meta:object-count="24"/>
    <meta:generator>LibreOffice/3.3$Unix LibreOffice_project/330m19$Build-401</meta:generator>
  </office:meta>
</office:document-meta>
</file>